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40d1" officeooo:paragraph-rsid="000640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 elegir la medida de peligrosidad lo que hacemos es tomar de todos los valores por los que pasa la isoterma el mas próximo a la pared externa del alto horno. <text:s/>A ese valor lo dividimos por el radio externo, dando así la relación entre la distancia mas cercana a la pared externa <text:s/>de la isoterma y la distancia total.</text:p>
      <text:p text:style-name="P1">Este es un numero entre 1 y 0 donde 0 es el centro del horno y 1 es la pared externa. Cuanto mas cercano a 1 sea el valor, mas peligro de colapsar tien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2T15:12:12.947502596</meta:creation-date>
    <dc:date>2015-09-02T15:43:16.509668601</dc:date>
    <meta:editing-duration>PT15M53S</meta:editing-duration>
    <meta:editing-cycles>1</meta:editing-cycles>
    <meta:document-statistic meta:table-count="0" meta:image-count="0" meta:object-count="0" meta:page-count="1" meta:paragraph-count="2" meta:word-count="94" meta:character-count="473" meta:non-whitespace-character-count="378"/>
    <meta:generator>LibreOffice/4.2.8.2$Linux_X86_64 LibreOffice_project/420m0$Build-2</meta:generator>
  </office:meta>
</office:document-meta>
</file>